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200000073A62CBDB0B8D11CF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15cm" fo:margin-left="0.291cm" table:align="left" style:writing-mode="lr-tb"/>
    </style:style>
    <style:style style:name="Tabela1.A" style:family="table-column">
      <style:table-column-properties style:column-width="3.434cm"/>
    </style:style>
    <style:style style:name="Tabela1.B" style:family="table-column">
      <style:table-column-properties style:column-width="4.888cm"/>
    </style:style>
    <style:style style:name="Tabela1.D" style:family="table-column">
      <style:table-column-properties style:column-width="4.9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8.15cm" fo:margin-left="0.291cm" table:align="left" style:writing-mode="lr-tb"/>
    </style:style>
    <style:style style:name="Tabela2.A" style:family="table-column">
      <style:table-column-properties style:column-width="10.185cm"/>
    </style:style>
    <style:style style:name="Tabela2.B" style:family="table-column">
      <style:table-column-properties style:column-width="7.96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c0c0c0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0c0c0" fo:padding-left="0.191cm" fo:padding-right="0.191cm" fo:padding-top="0cm" fo:padding-bottom="0cm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7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9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2.B9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8.15cm" fo:margin-left="0.291cm" table:align="left" style:writing-mode="lr-tb"/>
    </style:style>
    <style:style style:name="Tabela3.A" style:family="table-column">
      <style:table-column-properties style:column-width="18.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4" style:family="table">
      <style:table-properties style:width="18.15cm" fo:margin-left="0.291cm" table:align="left" style:writing-mode="lr-tb"/>
    </style:style>
    <style:style style:name="Tabela4.A" style:family="table-column">
      <style:table-column-properties style:column-width="18.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5" style:family="table">
      <style:table-properties style:width="18.15cm" fo:margin-left="0.291cm" table:align="left" style:writing-mode="lr-tb"/>
    </style:style>
    <style:style style:name="Tabela5.A" style:family="table-column">
      <style:table-column-properties style:column-width="18.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6" style:family="table">
      <style:table-properties style:width="18.203cm" fo:margin-left="0.314cm" table:align="left" style:writing-mode="lr-tb"/>
    </style:style>
    <style:style style:name="Tabela6.A" style:family="table-column">
      <style:table-column-properties style:column-width="18.203cm"/>
    </style:style>
    <style:style style:name="Tabela6.1" style:family="table-row">
      <style:table-row-properties style:min-row-height="0.8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ela6.6" style:family="table-row">
      <style:table-row-properties style:min-row-height="0.794cm" fo:keep-together="auto"/>
    </style:style>
    <style:style style:name="Tabela6.A7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none" fo:border-bottom="0.5pt solid #000000" style:writing-mode="lr-tb"/>
    </style:style>
    <style:style style:name="Tabela6.A10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none" fo:border-bottom="1.5pt solid #000000" style:writing-mode="lr-tb"/>
    </style:style>
    <style:style style:name="Tabela7" style:family="table">
      <style:table-properties style:width="18.203cm" fo:margin-left="0.314cm" table:align="left" style:writing-mode="lr-tb"/>
    </style:style>
    <style:style style:name="Tabela7.A" style:family="table-column">
      <style:table-column-properties style:column-width="18.203cm"/>
    </style:style>
    <style:style style:name="Tabela7.1" style:family="table-row">
      <style:table-row-properties style:min-row-height="0.801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ela8" style:family="table">
      <style:table-properties style:width="17.267cm" fo:margin-left="-0.199cm" table:align="left" style:writing-mode="lr-tb"/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14.07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57cm" fo:keep-together="auto"/>
    </style:style>
    <style:style style:name="Tabela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style:font-name-complex="Arial"/>
    </style:style>
    <style:style style:name="P6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Times New Roman" fo:letter-spacing="normal" style:language-asian="pt" style:country-asian="BR" style:font-name-complex="Tahoma"/>
    </style:style>
    <style:style style:name="P7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fo:font-weight="normal" officeooo:rsid="0017c52f" officeooo:paragraph-rsid="0017c52f" style:language-asian="pt" style:country-asian="BR" style:font-style-asian="italic" style:font-weight-asian="normal" style:font-name-complex="Tahoma" style:font-style-complex="italic" style:font-weight-complex="normal"/>
    </style:style>
    <style:style style:name="P8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officeooo:rsid="0017c52f" officeooo:paragraph-rsid="0017c52f" style:language-asian="pt" style:country-asian="BR" style:font-style-asian="italic" style:font-name-complex="Tahoma" style:font-style-complex="italic"/>
    </style:style>
    <style:style style:name="P9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style:font-name="Ubuntu" fo:font-style="italic" officeooo:rsid="0017c52f" officeooo:paragraph-rsid="0017c52f" style:font-style-asian="italic" style:font-name-complex="Arial" style:font-style-complex="italic"/>
    </style:style>
    <style:style style:name="P10" style:family="paragraph" style:parent-style-name="Standard">
      <style:text-properties fo:font-style="italic" officeooo:rsid="0017c52f" officeooo:paragraph-rsid="0017c52f" style:font-style-asian="italic" style:font-name-complex="Arial" style:font-style-complex="italic"/>
    </style:style>
    <style:style style:name="P11" style:family="paragraph" style:parent-style-name="Texto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12" style:family="paragraph" style:parent-style-name="Texto1">
      <style:paragraph-properties fo:margin-left="0cm" fo:margin-right="0cm" fo:text-indent="0cm" style:auto-text-indent="false"/>
      <style:text-properties text:display="none"/>
    </style:style>
    <style:style style:name="P13" style:family="paragraph" style:parent-style-name="Texto1">
      <style:paragraph-properties fo:margin-left="0cm" fo:margin-right="0cm" fo:margin-top="0.212cm" fo:margin-bottom="0.212cm" loext:contextual-spacing="false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P15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16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style:font-size-asian="10pt" style:font-size-complex="10pt"/>
    </style:style>
    <style:style style:name="P17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 style:snap-to-layout-grid="false"/>
      <style:text-properties fo:font-size="10pt" style:font-size-asian="10pt" style:font-size-complex="10pt"/>
    </style:style>
    <style:style style:name="P18" style:family="paragraph" style:parent-style-name="Footer">
      <style:paragraph-properties fo:text-align="justify" style:justify-single-word="false"/>
    </style:style>
    <style:style style:name="P19" style:family="paragraph" style:parent-style-name="Standard">
      <style:paragraph-properties fo:margin-top="0.212cm" fo:margin-bottom="0.212cm" loext:contextual-spacing="false"/>
    </style:style>
    <style:style style:name="P20" style:family="paragraph" style:parent-style-name="Standard">
      <style:paragraph-properties fo:margin-top="0.212cm" fo:margin-bottom="0.212cm" loext:contextual-spacing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1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2" style:family="paragraph" style:parent-style-name="Standard">
      <style:paragraph-properties fo:margin-top="0.212cm" fo:margin-bottom="0.212cm" loext:contextual-spacing="false"/>
      <style:text-properties style:font-name="Calibri" fo:font-size="11pt" style:font-size-asian="11pt" style:font-name-complex="Calibri" style:font-size-complex="11pt"/>
    </style:style>
    <style:style style:name="P2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style:font-size-asian="11pt" style:font-name-complex="Calibri" style:font-size-complex="11pt"/>
    </style:style>
    <style:style style:name="P25" style:family="paragraph" style:parent-style-name="Standard">
      <style:paragraph-properties fo:margin-top="0.212cm" fo:margin-bottom="0.212cm" loext:contextual-spacing="false"/>
      <style:text-properties style:font-name="Calibri" fo:font-size="11pt" fo:font-weight="normal" officeooo:rsid="0015f0a9" officeooo:paragraph-rsid="0015f0a9" style:font-size-asian="11pt" style:font-weight-asian="normal" style:font-name-complex="Calibri" style:font-size-complex="11pt" style:font-weight-complex="normal"/>
    </style:style>
    <style:style style:name="P26" style:family="paragraph" style:parent-style-name="Standard">
      <style:paragraph-properties fo:margin-top="0.212cm" fo:margin-bottom="0.212cm" loext:contextual-spacing="false"/>
      <style:text-properties style:font-name="Calibri" fo:font-size="11pt" fo:font-weight="normal" officeooo:rsid="0015f0a9" officeooo:paragraph-rsid="0017a354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5f0a9" officeooo:paragraph-rsid="0015f0a9" style:font-size-asian="11pt" style:font-weight-asian="bold" style:font-name-complex="Calibri" style:font-size-complex="11pt" style:font-weight-complex="bold"/>
    </style:style>
    <style:style style:name="P28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e3b3e" officeooo:paragraph-rsid="001e3b3e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e3b3e" officeooo:paragraph-rsid="001e5649" style:font-size-asian="11pt" style:font-weight-asian="bold" style:font-name-complex="Calibri" style:font-size-complex="11pt" style:font-weight-complex="bold"/>
    </style:style>
    <style:style style:name="P30" style:family="paragraph" style:parent-style-name="Texto1">
      <style:paragraph-properties fo:margin-top="0.212cm" fo:margin-bottom="0.212cm" loext:contextual-spacing="fals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32" style:family="paragraph" style:parent-style-name="Heading_20_1">
      <style:paragraph-properties fo:margin-top="0.847cm" fo:margin-bottom="0.212cm" loext:contextual-spacing="false"/>
    </style:style>
    <style:style style:name="P33" style:family="paragraph" style:parent-style-name="Table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34" style:family="paragraph" style:parent-style-name="Table">
      <style:paragraph-properties fo:margin-top="0cm" fo:margin-bottom="0cm" loext:contextual-spacing="false" style:snap-to-layout-grid="false"/>
    </style:style>
    <style:style style:name="P35" style:family="paragraph" style:parent-style-name="Table">
      <style:paragraph-properties fo:margin-top="0cm" fo:margin-bottom="0cm" loext:contextual-spacing="false" style:snap-to-layout-grid="false"/>
      <style:text-properties fo:font-size="12pt" fo:font-weight="bold" officeooo:rsid="0014419f" officeooo:paragraph-rsid="0014419f" style:font-name-asian="SimSun" style:font-size-asian="10.5pt" style:font-weight-asian="bold" style:font-size-complex="12pt"/>
    </style:style>
    <style:style style:name="P36" style:family="paragraph" style:parent-style-name="Table">
      <style:paragraph-properties fo:margin-top="0cm" fo:margin-bottom="0cm" loext:contextual-spacing="false" fo:text-align="center" style:justify-single-word="false" style:snap-to-layout-grid="false"/>
      <style:text-properties fo:font-size="12pt" officeooo:rsid="0014419f" officeooo:paragraph-rsid="0014419f" style:font-size-asian="12pt" style:font-size-complex="12pt"/>
    </style:style>
    <style:style style:name="P37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style:font-size-asian="10pt" style:font-size-complex="10pt"/>
    </style:style>
    <style:style style:name="P38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style:font-size-asian="10pt"/>
    </style:style>
    <style:style style:name="P39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Cabeçalhos_20_Carimbo">
      <style:paragraph-properties fo:margin-top="0.071cm" fo:margin-bottom="0.071cm" loext:contextual-spacing="false"/>
      <style:text-properties fo:font-size="10pt" fo:font-weight="bold" style:font-size-asian="10pt" style:font-weight-asian="bold" style:font-size-complex="10pt"/>
    </style:style>
    <style:style style:name="P43" style:family="paragraph" style:parent-style-name="Cabeçalhos_20_Carimbo">
      <style:paragraph-properties fo:margin-top="0.071cm" fo:margin-bottom="0.071cm" loext:contextual-spacing="false" style:snap-to-layout-grid="false"/>
      <style:text-properties fo:font-size="10pt" fo:font-weight="bold" officeooo:rsid="001ff2dd" officeooo:paragraph-rsid="001ff2dd" style:font-size-asian="10pt" style:font-weight-asian="bold" style:font-size-complex="10pt"/>
    </style:style>
    <style:style style:name="P44" style:family="paragraph" style:parent-style-name="Cabeçalhos_20_Carimbo">
      <style:paragraph-properties fo:margin-top="0.071cm" fo:margin-bottom="0.071cm" loext:contextual-spacing="false"/>
      <style:text-properties fo:font-size="12pt" fo:font-weight="bold" officeooo:rsid="0014419f" officeooo:paragraph-rsid="0014419f" style:font-size-asian="10.5pt" style:font-weight-asian="bold" style:font-size-complex="12pt"/>
    </style:style>
    <style:style style:name="P45" style:family="paragraph" style:parent-style-name="Standard" style:list-style-name="">
      <style:paragraph-properties fo:keep-with-next="always" style:text-autospace="none"/>
      <style:text-properties style:font-name="Tahoma" fo:font-size="8pt" fo:font-weight="bold" style:font-name-asian="SimSun" style:font-size-asian="8pt" style:font-weight-asian="bold" style:font-name-complex="Tahoma" style:font-size-complex="8pt"/>
    </style:style>
    <style:style style:name="P46" style:family="paragraph" style:parent-style-name="Standard" style:list-style-name="WW8Num15">
      <style:paragraph-properties fo:margin-top="0.212cm" fo:margin-bottom="0.212cm" loext:contextual-spacing="false" style:snap-to-layout-gri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47" style:family="paragraph" style:parent-style-name="Heading_20_1" style:list-style-name="WW8Num18" style:master-page-name="Standard">
      <style:paragraph-properties fo:margin-top="0.212cm" fo:margin-bottom="0.212cm" loext:contextual-spacing="false" style:page-number="auto"/>
    </style:style>
    <style:style style:name="P48" style:family="paragraph" style:parent-style-name="Heading_20_1" style:list-style-name="WW8Num18">
      <style:paragraph-properties fo:margin-top="0.847cm" fo:margin-bottom="0.212cm" loext:contextual-spacing="false"/>
    </style:style>
    <style:style style:name="T1" style:family="text">
      <style:text-properties style:font-name-asian="Arial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1pt" fo:font-style="italic" fo:font-weight="bold" style:font-size-asian="11pt" style:font-style-asian="italic" style:font-weight-asian="bold" style:font-name-complex="Calibri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5" style:family="text">
      <style:text-properties style:font-name="Calibri" fo:font-size="11pt" style:font-size-asian="11pt" style:font-name-complex="Calibri" style:font-size-complex="11pt"/>
    </style:style>
    <style:style style:name="T6" style:family="text">
      <style:text-properties fo:color="#3399ff"/>
    </style:style>
    <style:style style:name="T7" style:family="text">
      <style:text-properties style:font-name="Ubuntu"/>
    </style:style>
    <style:style style:name="T8" style:family="text">
      <style:text-properties fo:color="#ff3300"/>
    </style:style>
    <style:style style:name="T9" style:family="text">
      <style:text-properties fo:color="#00cc00"/>
    </style:style>
    <style:style style:name="T10" style:family="text">
      <style:text-properties fo:color="#333300"/>
    </style:style>
    <style:style style:name="T11" style:family="text">
      <style:text-properties officeooo:rsid="001e3b3e"/>
    </style:style>
    <style:style style:name="T12" style:family="text">
      <style:text-properties fo:text-transform="uppercase" fo:color="#6666ff" style:text-line-through-style="none" style:text-line-through-type="none"/>
    </style:style>
    <style:style style:name="T13" style:family="text">
      <style:text-properties fo:color="#6666ff"/>
    </style:style>
    <style:style style:name="T14" style:family="text">
      <style:text-properties fo:color="#ff00cc"/>
    </style:style>
    <style:style style:name="T15" style:family="text">
      <style:text-properties fo:color="#666666"/>
    </style:style>
    <style:style style:name="T16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1791841456658010" text:style-name="WW8Num18">
        <text:list-item>
          <text:h text:style-name="P47" text:outline-level="1" text:restart-numbering="true" text:start-value="-1">IDENTIFICAÇÃO DO PROJETO</text:h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 table:style-name="Tabela1.1">
          <table:table-cell table:style-name="Tabela1.A1" table:number-columns-spanned="3" office:value-type="string">
            <text:p text:style-name="P42">TÍTULO DO PROJETO</text:p>
            <text:p text:style-name="P44">Reserva on-line em uma rede hotéis</text:p>
          </table:table-cell>
          <table:covered-table-cell/>
          <table:covered-table-cell/>
          <table:table-cell table:style-name="Tabela1.D1" office:value-type="string">
            <text:p text:style-name="P42">ALIAS DO <text:s/>PROJETO</text:p>
            <text:p text:style-name="P42"/>
          </table:table-cell>
        </table:table-row>
        <table:table-row table:style-name="Tabela1.1">
          <table:table-cell table:style-name="Tabela1.A2" office:value-type="string">
            <text:p text:style-name="P42">DATA INÍCIO</text:p>
          </table:table-cell>
          <table:table-cell table:style-name="Tabela1.B2" office:value-type="string">
            <text:p text:style-name="P43">20/04/2017</text:p>
          </table:table-cell>
          <table:table-cell table:style-name="Tabela1.A2" office:value-type="string">
            <text:p text:style-name="P14">DATA DE ENTREGA DO PROJETO</text:p>
          </table:table-cell>
          <table:table-cell table:style-name="Tabela1.D2" office:value-type="string">
            <text:p text:style-name="P15"/>
          </table:table-cell>
        </table:table-row>
      </table:table>
      <text:list xml:id="list185330330719613" text:continue-numbering="true" text:style-name="WW8Num18">
        <text:list-item>
          <text:h text:style-name="P48" text:outline-level="1">DEFINIÇÃO DA EQUIPE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Membro</text:p>
          </table:table-cell>
          <table:table-cell table:style-name="Tabela2.B1" office:value-type="string">
            <text:p text:style-name="P33">Matrícula </text:p>
          </table:table-cell>
        </table:table-row>
        <table:table-row table:style-name="Tabela2.1">
          <table:table-cell table:style-name="Tabela2.A2" office:value-type="string">
            <text:p text:style-name="P35">Rafael Pereira da Trindade</text:p>
          </table:table-cell>
          <table:table-cell table:style-name="Tabela2.B2" office:value-type="string">
            <text:p text:style-name="P36">2016****29</text:p>
          </table:table-cell>
        </table:table-row>
        <table:table-row table:style-name="Tabela2.1">
          <table:table-cell table:style-name="Tabela2.A3" office:value-type="string">
            <text:p text:style-name="P41"><text:bookmark text:name="cch_f243544082a3f4a"/>Yuri Fernandes Gonçalves</text:p>
          </table:table-cell>
          <table:table-cell table:style-name="Tabela2.B3" office:value-type="string">
            <text:p text:style-name="P40"><text:bookmark text:name="cch_f243544082a3f4a1"/>2016****89</text:p>
          </table:table-cell>
        </table:table-row>
        <table:table-row table:style-name="Tabela2.1">
          <table:table-cell table:style-name="Tabela2.A4" office:value-type="string">
            <text:p text:style-name="P34"/>
          </table:table-cell>
          <table:table-cell table:style-name="Tabela2.B4" office:value-type="string">
            <text:p text:style-name="P34"/>
          </table:table-cell>
        </table:table-row>
        <table:table-row table:style-name="Tabela2.1">
          <table:table-cell table:style-name="Tabela2.A5" office:value-type="string">
            <text:p text:style-name="P34"/>
          </table:table-cell>
          <table:table-cell table:style-name="Tabela2.B5" office:value-type="string">
            <text:p text:style-name="P34"/>
          </table:table-cell>
        </table:table-row>
        <table:table-row table:style-name="Tabela2.1">
          <table:table-cell table:style-name="Tabela2.A6" office:value-type="string">
            <text:p text:style-name="P34"/>
          </table:table-cell>
          <table:table-cell table:style-name="Tabela2.B6" office:value-type="string">
            <text:p text:style-name="P34"/>
          </table:table-cell>
        </table:table-row>
        <table:table-row table:style-name="Tabela2.1">
          <table:table-cell table:style-name="Tabela2.A7" office:value-type="string">
            <text:p text:style-name="P34"/>
          </table:table-cell>
          <table:table-cell table:style-name="Tabela2.B7" office:value-type="string">
            <text:p text:style-name="P34"/>
          </table:table-cell>
        </table:table-row>
        <table:table-row table:style-name="Tabela2.1">
          <table:table-cell table:style-name="Tabela2.A8" office:value-type="string">
            <text:p text:style-name="P34"/>
          </table:table-cell>
          <table:table-cell table:style-name="Tabela2.B8" office:value-type="string">
            <text:p text:style-name="P34"/>
          </table:table-cell>
        </table:table-row>
        <table:table-row table:style-name="Tabela2.1">
          <table:table-cell table:style-name="Tabela2.A9" office:value-type="string">
            <text:p text:style-name="P34"/>
          </table:table-cell>
          <table:table-cell table:style-name="Tabela2.B9" office:value-type="string">
            <text:p text:style-name="P34"/>
          </table:table-cell>
        </table:table-row>
      </table:table>
      <text:list xml:id="list185329510752635" text:continue-numbering="true" text:style-name="WW8Num18">
        <text:list-item>
          <text:h text:style-name="P48" text:outline-level="1">DESCRIÇÃO DO MINIMUNDO</text:h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37"/>
          </table:table-cell>
        </table:table-row>
      </table:table>
      <text:list xml:id="list185329687488818" text:continue-numbering="true" text:style-name="WW8Num18">
        <text:list-item>
          <text:h text:style-name="P48" text:outline-level="1">MODELO CONCEITUAL</text:h>
        </text:list-item>
      </text:list>
      <text:p text:style-name="P30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39"><text:soft-page-break/></text:p>
          </table:table-cell>
        </table:table-row>
      </table:table>
      <text:p text:style-name="P13"/>
      <text:p text:style-name="P13">5. MODELO LÓGIC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7"/>
            <text:p text:style-name="P16"/>
            <text:p text:style-name="P37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h text:style-name="P32" text:outline-level="1"><text:span text:style-name="T1"><text:s/></text:span>6. SCRIPT DE CRIAÇÃO DAS TABELAS</text:h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0"><text:span text:style-name="T6">CREATE</text:span> <text:span text:style-name="T6">TABLE</text:span> `acompanhante` (</text:p>
            <text:p text:style-name="P10"><text:s text:c="2"/>`id_ac` int(3) <text:span text:style-name="T8">NOT</text:span> <text:span text:style-name="T8">NULL,</text:span></text:p>
            <text:p text:style-name="P10"><text:s text:c="2"/>`acompanha_pessoa` <text:span text:style-name="T7">int</text:span>(3) <text:span text:style-name="T9">DEFAULT</text:span> <text:span text:style-name="T8">NULL</text:span></text:p>
            <text:p text:style-name="P10">) ENGINE=MyISAM <text:span text:style-name="T9">DEFAULT</text:span> CHARSET=latin1 <text:span text:style-name="T10">COLLATE</text:span>=latin1_general_ci;</text:p>
          </table:table-cell>
        </table:table-row>
        <table:table-row table:style-name="Tabela6.1">
          <table:table-cell table:style-name="Tabela6.A1" office:value-type="string">
            <text:p text:style-name="P9"><text:span text:style-name="T6">CREATE</text:span> <text:span text:style-name="T6">TABLE</text:span> `cliente` (</text:p>
            <text:p text:style-name="P9"><text:s text:c="2"/>`id_cliente` int(3) <text:span text:style-name="T8">NOT</text:span> <text:span text:style-name="T8">NULL,</text:span></text:p>
            <text:p text:style-name="P9"><text:s text:c="2"/>`entrada` date <text:span text:style-name="T9">DEFAULT</text:span> <text:span text:style-name="T8">NULL,</text:span></text:p>
            <text:p text:style-name="P9"><text:s text:c="2"/>`saida` date <text:span text:style-name="T9">DEFAULT</text:span> <text:span text:style-name="T8">NULL</text:span></text:p>
            <text:p text:style-name="P9">) ENGINE=MyISAM <text:span text:style-name="T9">DEFAULT</text:span> CHARSET=latin1 <text:span text:style-name="T10">COLLATE</text:span>=latin1_general_ci;</text:p>
          </table:table-cell>
        </table:table-row>
        <table:table-row table:style-name="Tabela6.1">
          <table:table-cell table:style-name="Tabela6.A1" office:value-type="string">
            <text:p text:style-name="P8"><text:span text:style-name="T6">CREATE</text:span> <text:span text:style-name="T6">TABLE</text:span> `contato` (</text:p>
            <text:p text:style-name="P8"><text:s text:c="2"/>`id_cont` int(3) <text:span text:style-name="T8">NOT</text:span> <text:span text:style-name="T8">NULL,</text:span></text:p>
            <text:p text:style-name="P8"><text:s text:c="2"/>`tel` varchar(13) <text:span text:style-name="T10">COLLATE</text:span> latin1_general_ci <text:span text:style-name="T9">DEFAULT</text:span> '(00)0000-0000',</text:p>
            <text:p text:style-name="P8"><text:s text:c="2"/>`Email` varchar(25) <text:span text:style-name="T10">COLLATE</text:span> latin1_general_ci <text:span text:style-name="T9">DEFAULT</text:span> <text:span text:style-name="T8">NULL,</text:span></text:p>
            <text:p text:style-name="P8"><text:s text:c="2"/>`cel` varchar(14) <text:span text:style-name="T10">COLLATE</text:span> latin1_general_ci <text:span text:style-name="T9">DEFAULT</text:span> '(00)90000-0000',</text:p>
            <text:p text:style-name="P8"><text:s text:c="2"/>`contato_cliente` int(3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CREATE</text:span> <text:span text:style-name="T6">TABLE</text:span> `empresa` (</text:p>
            <text:p text:style-name="P7"><text:s text:c="2"/>`id_emp` int(3) <text:span text:style-name="T8">NOT</text:span> <text:span text:style-name="T8">NULL,</text:span></text:p>
            <text:p text:style-name="P7"><text:s text:c="2"/>`Nome` varchar(15) <text:span text:style-name="T10">COLLATE</text:span> latin1_general_ci <text:span text:style-name="T8">NOT</text:span> <text:span text:style-name="T8">NULL,</text:span></text:p>
            <text:p text:style-name="P7"><text:s text:c="2"/>`porte` enum('pequeno','médio','grande') <text:span text:style-name="T10">COLLATE</text:span> latin1_general_ci <text:span text:style-name="T8">NOT</text:span> <text:span text:style-name="T8">NULL,</text:span></text:p>
            <text:p text:style-name="P7"><text:s text:c="2"/>`CNPJ` varchar(12) <text:span text:style-name="T10">COLLATE</text:span> latin1_general_ci <text:span text:style-name="T8">NOT</text:span> <text:span text:style-name="T8">NULL,</text:span></text:p>
            <text:p text:style-name="P7"><text:s text:c="2"/>`empresa_cliente` int(3) <text:span text:style-name="T9">DEFAULT</text:span> <text:span text:style-name="T8">NULL</text:span></text:p>
            <text:p text:style-name="P7">) ENGINE=MyISAM <text:span text:style-name="T9">DEFAULT</text:span> CHARSET=latin1 <text:span text:style-name="T10">COLLATE</text:span>=latin1_general_ci;</text:p>
          </table:table-cell>
        </table:table-row>
        <table:table-row table:style-name="Tabela6.1">
          <table:table-cell table:style-name="Tabela6.A1" office:value-type="string">
            <text:p text:style-name="P8"><text:span text:style-name="T6">CREATE</text:span> <text:span text:style-name="T6">TABLE</text:span> `endereço` (</text:p>
            <text:p text:style-name="P8"><text:s text:c="2"/>`id-end` smallint(6) <text:span text:style-name="T8">NOT</text:span> <text:span text:style-name="T8">NULL,</text:span></text:p>
            <text:p text:style-name="P8"><text:s text:c="2"/>`Pais` varchar(10) <text:span text:style-name="T10">COLLATE</text:span> latin1_general_ci <text:span text:style-name="T9">DEFAULT</text:span> 'Brasil',</text:p>
            <text:p text:style-name="P8"><text:s text:c="2"/>`Estado` varchar(3) <text:span text:style-name="T10">COLLATE</text:span> latin1_general_ci <text:span text:style-name="T9">DEFAULT</text:span> <text:span text:style-name="T8">NULL,</text:span></text:p>
            <text:p text:style-name="P8"><text:s text:c="2"/>`Cidade` varchar(20) <text:span text:style-name="T10">COLLATE</text:span> latin1_general_ci <text:span text:style-name="T9">DEFAULT</text:span> <text:span text:style-name="T8">NULL,</text:span></text:p>
            <text:p text:style-name="P8"><text:s text:c="2"/>`Cep` varchar(10) <text:span text:style-name="T10">COLLATE</text:span> latin1_general_ci <text:span text:style-name="T8">NOT</text:span> <text:span text:style-name="T8">NULL</text:span> <text:span text:style-name="T9">DEFAULT</text:span> '00.000-000',</text:p>
            <text:p text:style-name="P8"><text:s text:c="2"/>`end_cliente` int(3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6">
          <table:table-cell table:style-name="Tabela6.A1" office:value-type="string">
            <text:p text:style-name="P8"><text:span text:style-name="T6">CREATE</text:span> <text:span text:style-name="T6">TABLE</text:span> `funcionario` (</text:p>
            <text:p text:style-name="P8"><text:s text:c="2"/>`id_fun` int(3) <text:span text:style-name="T8">NOT</text:span> <text:span text:style-name="T8">NULL,</text:span></text:p>
            <text:p text:style-name="P8"><text:soft-page-break/><text:s text:c="2"/>`fun_pessoa` int(3) <text:span text:style-name="T8">NOT</text:span> <text:span text:style-name="T8">NULL,</text:span></text:p>
            <text:p text:style-name="P8"><text:s text:c="2"/>`fun_emp` int(3) <text:span text:style-name="T8">NO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6">
          <table:table-cell table:style-name="Tabela6.A7" office:value-type="string">
            <text:p text:style-name="P8"><text:span text:style-name="T6">CREATE</text:span> <text:span text:style-name="T6">TABLE</text:span> `hotel` (</text:p>
            <text:p text:style-name="P8"><text:s text:c="2"/>`id_hotel` int(3) <text:span text:style-name="T8">NOT</text:span> <text:span text:style-name="T8">NULL,</text:span></text:p>
            <text:p text:style-name="P8"><text:s text:c="2"/>`Classificação` enum('1 estrela','2 estrelas','3 estrelas','4 estrelas','5 estrelas','6 estrelas') <text:span text:style-name="T10">COLLATE</text:span> latin1_general_ci <text:span text:style-name="T9">DEFAULT</text:span> <text:span text:style-name="T8">NULL,</text:span></text:p>
            <text:p text:style-name="P8"><text:s text:c="2"/>`estado` varchar(3) <text:span text:style-name="T10">COLLATE</text:span> latin1_general_ci <text:span text:style-name="T9">DEFAULT</text:span> <text:span text:style-name="T8">NULL,</text:span></text:p>
            <text:p text:style-name="P8"><text:s text:c="2"/>`cidade` varchar(15) <text:span text:style-name="T10">COLLATE</text:span> latin1_general_ci <text:span text:style-name="T9">DEFAULT</text:span> <text:span text:style-name="T8">NULL,</text:span></text:p>
            <text:p text:style-name="P8"><text:s text:c="2"/>`Email` varchar(21) <text:span text:style-name="T10">COLLATE</text:span> latin1_general_ci <text:span text:style-name="T9">DEFAULT</text:span> 'apoio@park_hostel.com',</text:p>
            <text:p text:style-name="P8"><text:s text:c="2"/>`tel` varchar(13) <text:span text:style-name="T10">COLLATE</text:span> latin1_general_ci <text:span text:style-name="T9">DEFAULT</text:span> '(00)0000-0000',</text:p>
            <text:p text:style-name="P8"><text:s text:c="2"/>`pais` varchar(10) <text:span text:style-name="T10">COLLATE</text:span> latin1_general_ci <text:span text:style-name="T9">DEFAULT</text:span> <text:span text:style-name="T8">NULL,</text:span></text:p>
            <text:p text:style-name="P8"><text:s text:c="2"/>`Qt_quartos` int(2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6">
          <table:table-cell table:style-name="Tabela6.A7" office:value-type="string">
            <text:p text:style-name="P8"><text:span text:style-name="T6">CREATE</text:span> <text:span text:style-name="T6">TABLE</text:span> `identificação` (</text:p>
            <text:p text:style-name="P8"><text:s text:c="2"/>`id_id` int(3) <text:span text:style-name="T8">NOT</text:span> <text:span text:style-name="T8">NULL,</text:span></text:p>
            <text:p text:style-name="P8"><text:s text:c="2"/>`Nome` varchar(15) <text:span text:style-name="T10">COLLATE</text:span> latin1_general_ci <text:span text:style-name="T8">NOT</text:span> <text:span text:style-name="T8">NULL,</text:span></text:p>
            <text:p text:style-name="P8"><text:s text:c="2"/>`Sobrenome` varchar(15) <text:span text:style-name="T10">COLLATE</text:span> latin1_general_ci <text:span text:style-name="T9">DEFAULT</text:span> <text:span text:style-name="T8">NULL,</text:span></text:p>
            <text:p text:style-name="P8"><text:s text:c="2"/>`passaporte` varchar(12) <text:span text:style-name="T10">COLLATE</text:span> latin1_general_ci <text:span text:style-name="T9">DEFAULT</text:span> <text:span text:style-name="T8">NULL,</text:span></text:p>
            <text:p text:style-name="P8"><text:s text:c="2"/>`RG` varchar(12) <text:span text:style-name="T10">COLLATE</text:span> latin1_general_ci <text:span text:style-name="T9">DEFAULT</text:span> '00.000.000-0',</text:p>
            <text:p text:style-name="P8"><text:s text:c="2"/>`ident_pessoa` int(3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6">
          <table:table-cell table:style-name="Tabela6.A7" office:value-type="string">
            <text:p text:style-name="P8"><text:span text:style-name="T6">CREATE</text:span> <text:span text:style-name="T6">TABLE</text:span> `pessoa` (</text:p>
            <text:p text:style-name="P8"><text:s text:c="2"/>`id_pessoa` int(3) <text:span text:style-name="T8">NOT</text:span> <text:span text:style-name="T8">NULL,</text:span></text:p>
            <text:p text:style-name="P8"><text:s text:c="2"/>`pessoa_cliente` int(3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  <table:table-row table:style-name="Tabela6.6">
          <table:table-cell table:style-name="Tabela6.A10" office:value-type="string">
            <text:p text:style-name="P8"><text:span text:style-name="T6">CREATE</text:span> <text:span text:style-name="T6">TABLE</text:span> `quarto` (</text:p>
            <text:p text:style-name="P8"><text:s text:c="2"/>`id_quarto` int(3) <text:span text:style-name="T8">NOT</text:span> <text:span text:style-name="T8">NULL,</text:span></text:p>
            <text:p text:style-name="P8"><text:s text:c="2"/>`Diaria` decimal(5,2) <text:span text:style-name="T9">DEFAULT</text:span> <text:span text:style-name="T8">NULL,</text:span></text:p>
            <text:p text:style-name="P8"><text:s text:c="2"/>`NumQuarto` int(4) <text:span text:style-name="T8">NOT</text:span> <text:span text:style-name="T8">NULL,</text:span></text:p>
            <text:p text:style-name="P8"><text:s text:c="2"/>`Andar` smallint(3) <text:span text:style-name="T9">DEFAULT</text:span> <text:span text:style-name="T8">NULL,</text:span></text:p>
            <text:p text:style-name="P8"><text:s text:c="2"/>`quarto_cliente` int(3) <text:span text:style-name="T9">DEFAULT</text:span> <text:span text:style-name="T8">NULL,</text:span></text:p>
            <text:p text:style-name="P8"><text:s text:c="2"/>`quarto_hotel` int(3) <text:span text:style-name="T9">DEFAULT</text:span> <text:span text:style-name="T8">NULL</text:span></text:p>
            <text:p text:style-name="P8">) ENGINE=MyISAM <text:span text:style-name="T9">DEFAULT</text:span> CHARSET=latin1 <text:span text:style-name="T10">COLLATE</text:span>=latin1_general_ci;</text:p>
          </table:table-cell>
        </table:table-row>
      </table:table>
      <text:h text:style-name="P32" text:outline-level="1">7. SCRIPT DE INSERÇÃO DE REGISTROS</text:h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4">[INSERT TABELA 01]</text:p>
          </table:table-cell>
        </table:table-row>
        <table:table-row table:style-name="Tabela7.1">
          <table:table-cell table:style-name="Tabela7.A1" office:value-type="string">
            <text:p text:style-name="P5">[INSERT TABELA 02]</text:p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</table:table-row>
      </table:table>
      <text:h text:style-name="P32" text:outline-level="1"/>
      <text:p text:style-name="Texto1"/>
      <text:p text:style-name="Texto1"/>
      <text:h text:style-name="P32" text:outline-level="1"><text:soft-page-break/>8. COMANDOS SQL 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list xml:id="list8002601326201140228" text:style-name="WW8Num15">
              <text:list-item>
                <text:list>
                  <text:list-item>
                    <text:p text:style-name="P46"/>
                  </text:list-item>
                </text:list>
              </text:list-item>
            </text:list>
          </table:table-cell>
          <table:table-cell table:style-name="Tabela8.B1" office:value-type="string">
            <text:p text:style-name="P19"><text:span text:style-name="T2">Elaborar quatro consultas com duas tabelas usando </text:span><text:span text:style-name="T3">group by com funções de agregação</text:span></text:p>
          </table:table-cell>
        </table:table-row>
        <table:table-row table:style-name="Tabela8.2">
          <table:table-cell table:style-name="Tabela8.A2" office:value-type="string">
            <text:p text:style-name="P21">CONSULTA 01</text:p>
          </table:table-cell>
          <table:table-cell table:style-name="Tabela8.B2" office:value-type="string">
            <text:p text:style-name="P20">[TEXTO DA CONSULTA]</text:p>
            <text:p text:style-name="P25"/>
          </table:table-cell>
        </table:table-row>
        <table:table-row table:style-name="Tabela8.1">
          <table:table-cell table:style-name="Tabela8.A3" office:value-type="string">
            <text:p text:style-name="P23">SQL</text:p>
          </table:table-cell>
          <table:table-cell table:style-name="Tabela8.B3" office:value-type="string">
            <text:p text:style-name="P27"/>
          </table:table-cell>
        </table:table-row>
        <table:table-row table:style-name="Tabela8.1">
          <table:table-cell table:style-name="Tabela8.A4" office:value-type="string">
            <text:p text:style-name="P23">Resultado da consulta</text:p>
          </table:table-cell>
          <table:table-cell table:style-name="Tabela8.B4" office:value-type="string">
            <text:p text:style-name="P24"/>
          </table:table-cell>
        </table:table-row>
        <table:table-row table:style-name="Tabela8.2">
          <table:table-cell table:style-name="Tabela8.A5" office:value-type="string">
            <text:p text:style-name="P21">CONSULTA 02</text:p>
          </table:table-cell>
          <table:table-cell table:style-name="Tabela8.B5" office:value-type="string">
            <text:p text:style-name="P20">[TEXTO DA CONSULTA]</text:p>
          </table:table-cell>
        </table:table-row>
        <table:table-row table:style-name="Tabela8.1">
          <table:table-cell table:style-name="Tabela8.A6" office:value-type="string">
            <text:p text:style-name="P23">SQL</text:p>
          </table:table-cell>
          <table:table-cell table:style-name="Tabela8.B6" office:value-type="string">
            <text:p text:style-name="P24"/>
          </table:table-cell>
        </table:table-row>
        <table:table-row table:style-name="Tabela8.1">
          <table:table-cell table:style-name="Tabela8.A7" office:value-type="string">
            <text:p text:style-name="P23">Resultado da consulta</text:p>
          </table:table-cell>
          <table:table-cell table:style-name="Tabela8.B7" office:value-type="string">
            <text:p text:style-name="P24"/>
          </table:table-cell>
        </table:table-row>
        <table:table-row table:style-name="Tabela8.2">
          <table:table-cell table:style-name="Tabela8.A8" office:value-type="string">
            <text:p text:style-name="P21">CONSULTA 03</text:p>
          </table:table-cell>
          <table:table-cell table:style-name="Tabela8.B8" office:value-type="string">
            <text:p text:style-name="P20">[TEXTO DA CONSULTA]</text:p>
          </table:table-cell>
        </table:table-row>
        <table:table-row table:style-name="Tabela8.1">
          <table:table-cell table:style-name="Tabela8.A9" office:value-type="string">
            <text:p text:style-name="P23">SQL</text:p>
          </table:table-cell>
          <table:table-cell table:style-name="Tabela8.B9" office:value-type="string">
            <text:p text:style-name="P24"/>
          </table:table-cell>
        </table:table-row>
        <table:table-row table:style-name="Tabela8.1">
          <table:table-cell table:style-name="Tabela8.A10" office:value-type="string">
            <text:p text:style-name="P23">Resultado da consulta</text:p>
          </table:table-cell>
          <table:table-cell table:style-name="Tabela8.B10" office:value-type="string">
            <text:p text:style-name="P24"/>
          </table:table-cell>
        </table:table-row>
        <table:table-row table:style-name="Tabela8.1">
          <table:table-cell table:style-name="Tabela8.A1" office:value-type="string">
            <text:p text:style-name="P31">8.2</text:p>
          </table:table-cell>
          <table:table-cell table:style-name="Tabela8.B1" office:value-type="string">
            <text:p text:style-name="P19"><text:span text:style-name="T2">Elaborar três consultas com três tabelas usando </text:span><text:span text:style-name="T3">group by com funções de agregação</text:span></text:p>
          </table:table-cell>
        </table:table-row>
        <table:table-row table:style-name="Tabela8.1">
          <table:table-cell table:style-name="Tabela8.A12" office:value-type="string">
            <text:p text:style-name="P21">CONSULTA 05</text:p>
          </table:table-cell>
          <table:table-cell table:style-name="Tabela8.B12" office:value-type="string">
            <text:p text:style-name="P20">[TEXTO DA CONSULTA]</text:p>
            <text:p text:style-name="P26">consultar o <text:span text:style-name="T11">nome, a quantidade de dias hospedado e o</text:span> valor total das diarias dos clientes que são pessoas fisicas.</text:p>
          </table:table-cell>
        </table:table-row>
        <table:table-row table:style-name="Tabela8.1">
          <table:table-cell table:style-name="Tabela8.A13" office:value-type="string">
            <text:p text:style-name="P23">SQL</text:p>
          </table:table-cell>
          <table:table-cell table:style-name="Tabela8.B13" office:value-type="string">
            <text:p text:style-name="P28"><text:span text:style-name="T12">select</text:span> <text:span text:style-name="T14">concat</text:span>(<text:span text:style-name="T15">nome," ",sobrenome</text:span>) <text:span text:style-name="T13">as</text:span> `<text:span text:style-name="T9">Nome</text:span> <text:span text:style-name="T9">cliente</text:span>`,</text:p>
            <text:p text:style-name="P29"><text:span text:style-name="T13">TIMESTAMPDIFF</text:span>(<text:span text:style-name="T13">DAY</text:span><text:span text:style-name="T15">, entrada, saida</text:span>) <text:span text:style-name="T13">as</text:span> `<text:span text:style-name="T9">total</text:span> <text:span text:style-name="T9">de</text:span> <text:span text:style-name="T9">dias</text:span>`,</text:p>
            <text:p text:style-name="P28"><text:span text:style-name="T13">TIMESTAMPDIFF</text:span>(<text:span text:style-name="T13">DAY</text:span><text:span text:style-name="T15">, entrada, saida</text:span>)*<text:span text:style-name="T15">diaria</text:span> <text:span text:style-name="T13">as</text:span> `<text:span text:style-name="T9">fatura</text:span> <text:span text:style-name="T9">total</text:span>`</text:p>
            <text:p text:style-name="P28"><text:span text:style-name="T13">from</text:span> `<text:span text:style-name="T9">identificação</text:span>`</text:p>
            <text:p text:style-name="P28"><text:span text:style-name="T13">join</text:span> <text:span text:style-name="T15">pessoa on ident_pessoa = id_pessoa</text:span></text:p>
            <text:p text:style-name="P28"><text:span text:style-name="T13">join</text:span> <text:span text:style-name="T15">cliente on pessoa_cliente = id_cliente</text:span></text:p>
            <text:p text:style-name="P28"><text:span text:style-name="T13">join</text:span> <text:span text:style-name="T15">quarto on quarto_cliente = id_cliente</text:span></text:p>
            <text:p text:style-name="P28"><text:span text:style-name="T13">group</text:span> <text:span text:style-name="T13">by</text:span> <text:span text:style-name="T15">id_cliente;</text:span></text:p>
          </table:table-cell>
        </table:table-row>
        <table:table-row table:style-name="Tabela8.1">
          <table:table-cell table:style-name="Tabela8.A14" office:value-type="string">
            <text:p text:style-name="P23">Resultado da consulta</text:p>
          </table:table-cell>
          <table:table-cell table:style-name="Tabela8.B14" office:value-type="string">
            <text:p text:style-name="P24"/>
          </table:table-cell>
        </table:table-row>
        <text:soft-page-break/>
        <table:table-row table:style-name="Tabela8.1">
          <table:table-cell table:style-name="Tabela8.A15" office:value-type="string">
            <text:p text:style-name="P21">CONSULTA 06</text:p>
          </table:table-cell>
          <table:table-cell table:style-name="Tabela8.B15" office:value-type="string">
            <text:p text:style-name="P20">[TEXTO DA CONSULTA]</text:p>
          </table:table-cell>
        </table:table-row>
        <table:table-row table:style-name="Tabela8.1">
          <table:table-cell table:style-name="Tabela8.A16" office:value-type="string">
            <text:p text:style-name="P23">SQL</text:p>
          </table:table-cell>
          <table:table-cell table:style-name="Tabela8.B16" office:value-type="string">
            <text:p text:style-name="P24"/>
          </table:table-cell>
        </table:table-row>
        <table:table-row table:style-name="Tabela8.1">
          <table:table-cell table:style-name="Tabela8.A17" office:value-type="string">
            <text:p text:style-name="P23">Resultado da consulta</text:p>
          </table:table-cell>
          <table:table-cell table:style-name="Tabela8.B17" office:value-type="string">
            <text:p text:style-name="P24"/>
          </table:table-cell>
        </table:table-row>
        <table:table-row table:style-name="Tabela8.1">
          <table:table-cell table:style-name="Tabela8.A18" office:value-type="string">
            <text:p text:style-name="P21">CONSULTA 07</text:p>
          </table:table-cell>
          <table:table-cell table:style-name="Tabela8.B18" office:value-type="string">
            <text:p text:style-name="P20">[TEXTO DA CONSULTA]</text:p>
          </table:table-cell>
        </table:table-row>
        <table:table-row table:style-name="Tabela8.1">
          <table:table-cell table:style-name="Tabela8.A19" office:value-type="string">
            <text:p text:style-name="P23">SQL</text:p>
          </table:table-cell>
          <table:table-cell table:style-name="Tabela8.B19" office:value-type="string">
            <text:p text:style-name="P24"/>
          </table:table-cell>
        </table:table-row>
        <table:table-row table:style-name="Tabela8.1">
          <table:table-cell table:style-name="Tabela8.A20" office:value-type="string">
            <text:p text:style-name="P23">Resultado da consulta</text:p>
          </table:table-cell>
          <table:table-cell table:style-name="Tabela8.B20" office:value-type="string">
            <text:p text:style-name="P24"/>
          </table:table-cell>
        </table:table-row>
        <table:table-row table:style-name="Tabela8.1">
          <table:table-cell table:style-name="Tabela8.A1" office:value-type="string">
            <text:p text:style-name="P21">8.3</text:p>
          </table:table-cell>
          <table:table-cell table:style-name="Tabela8.B1" office:value-type="string">
            <text:p text:style-name="P20">Elaborar uma consulta com subconsulta</text:p>
          </table:table-cell>
        </table:table-row>
        <table:table-row table:style-name="Tabela8.1">
          <table:table-cell table:style-name="Tabela8.A22" office:value-type="string">
            <text:p text:style-name="P21">CONSULTA 08</text:p>
          </table:table-cell>
          <table:table-cell table:style-name="Tabela8.B22" office:value-type="string">
            <text:p text:style-name="P20">[TEXTO DA CONSULTA]</text:p>
          </table:table-cell>
        </table:table-row>
        <table:table-row table:style-name="Tabela8.1">
          <table:table-cell table:style-name="Tabela8.A23" office:value-type="string">
            <text:p text:style-name="P23">SQL</text:p>
          </table:table-cell>
          <table:table-cell table:style-name="Tabela8.B23" office:value-type="string">
            <text:p text:style-name="P24"/>
          </table:table-cell>
        </table:table-row>
        <table:table-row table:style-name="Tabela8.1">
          <table:table-cell table:style-name="Tabela8.A24" office:value-type="string">
            <text:p text:style-name="P23">Resultado da consulta</text:p>
          </table:table-cell>
          <table:table-cell table:style-name="Tabela8.B24" office:value-type="string">
            <text:p text:style-name="P24"/>
          </table:table-cell>
        </table:table-row>
        <table:table-row table:style-name="Tabela8.1">
          <table:table-cell table:style-name="Tabela8.A1" office:value-type="string">
            <text:p text:style-name="P21">8.4</text:p>
          </table:table-cell>
          <table:table-cell table:style-name="Tabela8.B1" office:value-type="string">
            <text:p text:style-name="P20">Elaborar uma exclusão</text:p>
          </table:table-cell>
        </table:table-row>
        <table:table-row table:style-name="Tabela8.1">
          <table:table-cell table:style-name="Tabela8.A26" office:value-type="string">
            <text:p text:style-name="P21">CONSULTA 09</text:p>
          </table:table-cell>
          <table:table-cell table:style-name="Tabela8.B26" office:value-type="string">
            <text:p text:style-name="P20">[TEXTO DA CONSULTA]</text:p>
          </table:table-cell>
        </table:table-row>
        <table:table-row table:style-name="Tabela8.1">
          <table:table-cell table:style-name="Tabela8.A27" office:value-type="string">
            <text:p text:style-name="P23">SQL</text:p>
          </table:table-cell>
          <table:table-cell table:style-name="Tabela8.B27" office:value-type="string">
            <text:p text:style-name="P24"/>
          </table:table-cell>
        </table:table-row>
        <table:table-row table:style-name="Tabela8.1">
          <table:table-cell table:style-name="Tabela8.A28" office:value-type="string">
            <text:p text:style-name="P23">Resultado da consulta</text:p>
          </table:table-cell>
          <table:table-cell table:style-name="Tabela8.B28" office:value-type="string">
            <text:p text:style-name="P24"/>
          </table:table-cell>
        </table:table-row>
        <table:table-row table:style-name="Tabela8.1">
          <table:table-cell table:style-name="Tabela8.A1" office:value-type="string">
            <text:p text:style-name="P21">8.5</text:p>
          </table:table-cell>
          <table:table-cell table:style-name="Tabela8.B1" office:value-type="string">
            <text:p text:style-name="P20">Elaborar uma atualização</text:p>
          </table:table-cell>
        </table:table-row>
        <table:table-row table:style-name="Tabela8.1">
          <table:table-cell table:style-name="Tabela8.A30" office:value-type="string">
            <text:p text:style-name="P21">CONSULTA 10</text:p>
          </table:table-cell>
          <table:table-cell table:style-name="Tabela8.B30" office:value-type="string">
            <text:p text:style-name="P20">[TEXTO DA CONSULTA]</text:p>
          </table:table-cell>
        </table:table-row>
        <table:table-row table:style-name="Tabela8.1">
          <table:table-cell table:style-name="Tabela8.A31" office:value-type="string">
            <text:p text:style-name="P23">SQL</text:p>
          </table:table-cell>
          <table:table-cell table:style-name="Tabela8.B31" office:value-type="string">
            <text:p text:style-name="P24"/>
          </table:table-cell>
        </table:table-row>
        <table:table-row table:style-name="Tabela8.1">
          <table:table-cell table:style-name="Tabela8.A32" office:value-type="string">
            <text:p text:style-name="P23">Resultado da consulta</text:p>
          </table:table-cell>
          <table:table-cell table:style-name="Tabela8.B32" office:value-type="string">
            <text:p text:style-name="P24"/>
          </table:table-cell>
        </table:table-row>
        <table:table-row table:style-name="Tabela8.1">
          <table:table-cell table:style-name="Tabela8.A1" office:value-type="string">
            <text:p text:style-name="P23">8.6</text:p>
          </table:table-cell>
          <table:table-cell table:style-name="Tabela8.B1" office:value-type="string">
            <text:p text:style-name="P19"><text:span text:style-name="T5">Elaborar uma </text:span><text:span text:style-name="T4">StoredProcedure</text:span></text:p>
          </table:table-cell>
        </table:table-row>
        <table:table-row table:style-name="Tabela8.1">
          <table:table-cell table:style-name="Tabela8.A34" office:value-type="string">
            <text:p text:style-name="P23">CONSULTA 10</text:p>
          </table:table-cell>
          <table:table-cell table:style-name="Tabela8.B34" office:value-type="string">
            <text:p text:style-name="P22">[TEXTO DA CONSULTA]</text:p>
          </table:table-cell>
        </table:table-row>
        <table:table-row table:style-name="Tabela8.1">
          <table:table-cell table:style-name="Tabela8.A35" office:value-type="string">
            <text:p text:style-name="P23">SQL</text:p>
          </table:table-cell>
          <table:table-cell table:style-name="Tabela8.B35" office:value-type="string">
            <text:p text:style-name="P24"/>
          </table:table-cell>
        </table:table-row>
        <text:soft-page-break/>
        <table:table-row table:style-name="Tabela8.1">
          <table:table-cell table:style-name="Tabela8.A36" office:value-type="string">
            <text:p text:style-name="P23">Resultado da consulta</text:p>
          </table:table-cell>
          <table:table-cell table:style-name="Tabela8.B36" office:value-type="string">
            <text:p text:style-name="P24"/>
          </table:table-cell>
        </table:table-row>
      </table:table>
      <text:p text:style-name="P12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etter-spacing="-0.009cm" fo:language="pt" fo:country="B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1" style:default-outline-level="1" style:list-style-name="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Texto2" style:default-outline-level="2" style:class="text">
      <style:paragraph-properties fo:margin-top="0.318cm" fo:margin-bottom="0.212cm" loext:contextual-spacing="false" fo:text-align="start" style:justify-single-word="false" fo:break-before="page" fo:keep-with-next="always">
        <style:tab-stops>
          <style:tab-stop style:position="1.75cm"/>
        </style:tab-stops>
      </style:paragraph-properties>
      <style:text-properties fo:font-size="11pt" fo:font-weight="bold" style:font-size-asian="11pt" style:font-weight-asian="bold" style:font-name-complex="Tahoma" style:font-family-complex="Tahoma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o3" style:default-outline-level="3" style:class="text">
      <style:paragraph-properties fo:margin-top="0cm" fo:margin-bottom="0.212cm" loext:contextual-spacing="false" fo:text-align="start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Texto4" style:default-outline-level="4" style:class="text">
      <style:paragraph-properties fo:margin-top="0.212cm" fo:margin-bottom="0cm" loext:contextual-spacing="false" fo:text-align="start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Texto5" style:default-outline-level="5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o6" style:default-outline-level="6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Texto7" style:default-outline-level="7" style:class="text">
      <style:paragraph-properties fo:margin-top="0.212cm" fo:margin-bottom="0cm" loext:contextual-spacing="false" fo:text-align="start" style:justify-single-word="false"/>
      <style:text-properties fo:font-weight="bold" style:font-weight-asian="bold"/>
    </style:style>
    <style:style style:name="Heading_20_8" style:display-name="Heading 8" style:family="paragraph" style:parent-style-name="Standard" style:next-style-name="Texto8" style:default-outline-level="8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Texto9" style:default-outline-level="9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name-complex="Arial" style:font-family-complex="Arial" style:font-family-generic-complex="swiss" style:font-pitch-complex="variable" style:font-size-complex="11pt"/>
    </style:style>
    <style:style style:name="Texto1" style:family="paragraph" style:parent-style-name="Standard">
      <style:paragraph-properties fo:margin-left="0.63cm" fo:margin-right="0cm" fo:margin-top="0cm" fo:margin-bottom="0.212cm" loext:contextual-spacing="false" fo:text-indent="0cm" style:auto-text-indent="false"/>
    </style:style>
    <style:style style:name="Texto2" style:family="paragraph" style:parent-style-name="Texto1">
      <style:paragraph-properties fo:margin-left="1.101cm" fo:margin-right="0cm" fo:text-indent="0cm" style:auto-text-indent="false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able" style:family="paragraph" style:parent-style-name="Standard" style:class="extra">
      <style:paragraph-properties fo:margin-top="0.035cm" fo:margin-bottom="0.035cm" loext:contextual-spacing="false" fo:text-align="start" style:justify-single-word="false"/>
      <style:text-properties style:font-name-asian="SimSun" style:font-family-asian="SimSun, 宋体" style:font-pitch-asian="variable"/>
    </style:style>
    <style:style style:name="Header" style:family="paragraph" style:parent-style-name="Standard" style:class="extra">
      <style:paragraph-properties fo:margin-top="0.071cm" fo:margin-bottom="0.071cm" loext:contextual-spacing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 fo:text-align="end" style:justify-single-word="false" fo:padding-left="0cm" fo:padding-right="0cm" fo:padding-top="0.035cm" fo:padding-bottom="0cm" fo:border-left="none" fo:border-right="none" fo:border-top="0.99pt solid #808080" fo:border-bottom="none">
        <style:tab-stops>
          <style:tab-stop style:position="7.355cm"/>
          <style:tab-stop style:position="8.502cm" style:type="center"/>
          <style:tab-stop style:position="8.573cm" style:type="center"/>
          <style:tab-stop style:position="17.002cm" style:type="right"/>
        </style:tab-stops>
      </style:paragraph-properties>
      <style:text-properties fo:color="#808080" fo:font-size="8pt" fo:language="pt" fo:country="BR" style:font-size-asian="8pt" style:language-asian="pt" style:country-asian="BR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Texto3" style:family="paragraph" style:parent-style-name="Texto2">
      <style:paragraph-properties fo:margin-left="1.905cm" fo:margin-right="0cm" fo:text-indent="0cm" style:auto-text-indent="false">
        <style:tab-stops>
          <style:tab-stop style:position="13.335cm"/>
        </style:tab-stops>
      </style:paragraph-properties>
      <style:text-properties style:font-size-complex="9pt"/>
    </style:style>
    <style:style style:name="Texto4" style:family="paragraph" style:parent-style-name="Texto3">
      <style:paragraph-properties fo:margin-left="2.101cm" fo:margin-right="0cm" fo:text-indent="0cm" style:auto-text-indent="false"/>
    </style:style>
    <style:style style:name="Texto5" style:family="paragraph" style:parent-style-name="Texto4">
      <style:paragraph-properties fo:margin-left="2.801cm" fo:margin-right="0cm" fo:text-indent="0cm" style:auto-text-indent="false"/>
    </style:style>
    <style:style style:name="Texto6" style:family="paragraph" style:parent-style-name="Texto5">
      <style:paragraph-properties fo:margin-left="3.501cm" fo:margin-right="0cm" fo:text-indent="0cm" style:auto-text-indent="false"/>
    </style:style>
    <style:style style:name="Texto7" style:family="paragraph" style:parent-style-name="Texto6">
      <style:paragraph-properties fo:margin-left="4.2cm" fo:margin-right="0cm" fo:text-indent="0cm" style:auto-text-indent="false"/>
    </style:style>
    <style:style style:name="Texto8" style:family="paragraph" style:parent-style-name="Texto7">
      <style:paragraph-properties fo:margin-left="4.9cm" fo:margin-right="0cm" fo:text-indent="0cm" style:auto-text-indent="false"/>
    </style:style>
    <style:style style:name="Texto9" style:family="paragraph" style:parent-style-name="Texto8">
      <style:paragraph-properties fo:margin-left="5.6cm" fo:margin-right="0cm" fo:text-indent="0cm" style:auto-text-indent="false"/>
    </style:style>
    <style:style style:name="Text" style:family="paragraph" style:parent-style-name="Texto1" style:class="extra">
      <style:paragraph-properties fo:margin-left="0.63cm" fo:margin-right="0cm" fo:text-indent="0cm" style:auto-text-indent="false"/>
    </style:style>
    <style:style style:name="Capa_20_Titulo" style:display-name="Capa Titulo" style:family="paragraph" style:parent-style-name="Standard">
      <style:paragraph-properties fo:text-align="center" style:justify-single-word="false"/>
      <style:text-properties fo:font-variant="small-caps" fo:font-size="16pt" fo:letter-spacing="0.071cm" style:font-size-asian="16pt" style:font-size-complex="16pt"/>
    </style:style>
    <style:style style:name="Capa_20_Sub" style:display-name="Capa Sub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Mapa_20_do_20_Documento" style:display-name="Mapa do Documento" style:family="paragraph" style:parent-style-name="Standard">
      <style:text-properties style:font-name-complex="Tahoma" style:font-family-complex="Tahoma" style:font-family-generic-complex="swiss" style:font-pitch-complex="variable" style:font-size-complex="10pt"/>
    </style:style>
    <style:style style:name="Índice_20_de_20_autoridades" style:display-name="Índice de autoridad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Índice_20_de_20_ilustrações" style:display-name="Índice de ilustrações" style:family="paragraph" style:parent-style-name="Standard" style:next-style-name="Standard"/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Remissivo_20_5" style:display-name="Remissivo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Remissivo_20_8" style:display-name="Remissivo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Texto_20_de_20_balão" style:display-name="Texto de balão" style:family="paragraph" style:parent-style-name="Standard">
      <style:text-properties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pt" fo:country="BR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abeçalhos_20_Carimbo" style:display-name="Cabeçalhos Carimbo" style:family="paragraph" style:parent-style-name="Standard">
      <style:paragraph-properties fo:margin-left="-0.101cm" fo:margin-right="0cm" fo:margin-top="0.071cm" fo:margin-bottom="0.106cm" loext:contextual-spacing="false" fo:text-align="start" style:justify-single-word="false" fo:text-indent="0cm" style:auto-text-indent="false"/>
      <style:text-properties fo:font-size="6pt" style:font-name-asian="SimSun" style:font-family-asian="SimSun, 宋体" style:font-pitch-asian="variable" style:font-size-asian="6pt" style:font-size-complex="6pt"/>
    </style:style>
    <style:style style:name="Footnote" style:family="paragraph" style:parent-style-name="Standard" style:class="extra">
      <style:text-properties style:font-size-complex="10pt"/>
    </style:style>
    <style:style style:name="Numerada_20_4" style:display-name="Numerada 4" style:family="paragraph" style:parent-style-name="Standard" style:list-style-name="WW8Num2">
      <style:paragraph-properties fo:text-align="start" style:justify-single-word="false"/>
    </style:style>
    <style:style style:name="Numerada_20_3" style:display-name="Numerada 3" style:family="paragraph" style:parent-style-name="Standard" style:list-style-name="WW8Num3">
      <style:paragraph-properties fo:text-align="start" style:justify-single-word="false"/>
    </style:style>
    <style:style style:name="Numerada" style:family="paragraph" style:parent-style-name="Standard" style:list-style-name="WW8Num12">
      <style:paragraph-properties fo:text-align="start" style:justify-single-word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Com_20_marcadores" style:display-name="Com marcadores" style:family="paragraph" style:parent-style-name="Standard" style:next-style-name="Com_20_marcadores_20_2" style:list-style-name="WW8Num31"/>
    <style:style style:name="Com_20_marcadores_20_2" style:display-name="Com marcadores 2" style:family="paragraph" style:parent-style-name="Com_20_marcadores">
      <style:paragraph-properties fo:margin-left="1.101cm" fo:margin-right="0cm" fo:text-indent="0cm" style:auto-text-indent="false">
        <style:tab-stops>
          <style:tab-stop style:position="1.588cm"/>
        </style:tab-stops>
      </style:paragraph-properties>
    </style:style>
    <style:style style:name="Com_20_marcadores_20_5" style:display-name="Com marcadores 5" style:family="paragraph" style:parent-style-name="Standard" style:list-style-name="WW8Num5">
      <style:paragraph-properties fo:text-align="start" style:justify-single-word="false"/>
    </style:style>
    <style:style style:name="Letrada" style:family="paragraph" style:parent-style-name="Numerada" style:list-style-name="WW8Num8"/>
    <style:style style:name="Numerada_20_2" style:display-name="Numerada 2" style:family="paragraph" style:parent-style-name="Standard" style:list-style-name="WW8Num4">
      <style:paragraph-properties fo:text-align="start" style:justify-single-word="false"/>
    </style:style>
    <style:style style:name="Numerada_20_5" style:display-name="Numerada 5" style:family="paragraph" style:parent-style-name="Standard" style:list-style-name="WW8Num1">
      <style:paragraph-properties fo:text-align="start" style:justify-single-word="false"/>
    </style:style>
    <style:style style:name="Letrada_20_2" style:display-name="Letrada 2" style:family="paragraph" style:parent-style-name="Letrada">
      <style:paragraph-properties fo:margin-left="1.131cm" fo:margin-right="0cm" fo:text-indent="-0.63cm" style:auto-text-indent="false"/>
    </style:style>
    <style:style style:name="Letrada_20_3" style:display-name="Letrada 3" style:family="paragraph" style:parent-style-name="Letrada">
      <style:paragraph-properties fo:margin-left="1.63cm" fo:margin-right="0cm" fo:text-indent="-0.63cm" style:auto-text-indent="false"/>
    </style:style>
    <style:style style:name="Letrada_20_4" style:display-name="Letrada 4" style:family="paragraph" style:parent-style-name="Letrada">
      <style:paragraph-properties fo:margin-left="2.131cm" fo:margin-right="0cm" fo:text-indent="-0.63cm" style:auto-text-indent="false"/>
    </style:style>
    <style:style style:name="Letrada_20_5" style:display-name="Letrada 5" style:family="paragraph" style:parent-style-name="Letrada">
      <style:paragraph-properties fo:margin-left="3.131cm" fo:margin-right="0cm" fo:text-indent="-0.63cm" style:auto-text-indent="false"/>
    </style:style>
    <style:style style:name="Bullet2" style:family="paragraph" style:parent-style-name="Texto2">
      <style:paragraph-properties fo:margin-left="0.4cm" fo:margin-right="0cm" fo:margin-top="0cm" fo:margin-bottom="0cm" loext:contextual-spacing="false" fo:text-indent="0.7cm" style:auto-text-indent="false">
        <style:tab-stops>
          <style:tab-stop style:position="1.998cm"/>
          <style:tab-stop style:position="2.251cm"/>
          <style:tab-stop style:position="4.752cm"/>
        </style:tab-stops>
      </style:paragraph-properties>
      <style:text-properties style:font-name="Tahoma" fo:font-family="Tahoma" style:font-family-generic="swiss" style:font-pitch="variable" fo:letter-spacing="normal" style:font-name-complex="Tahoma" style:font-family-complex="Tahoma" style:font-family-generic-complex="swiss" style:font-pitch-complex="variable"/>
    </style:style>
    <style:style style:name="Tabela9" style:family="paragraph" style:parent-style-name="Table">
      <style:paragraph-properties fo:text-align="justify" style:justify-single-word="false"/>
      <style:text-properties fo:font-size="9pt" style:font-size-asian="9pt" style:font-size-complex="8pt"/>
    </style:style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>
      <style:paragraph-properties fo:margin-left="2.76cm" fo:margin-right="0cm" fo:text-indent="-0.63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Assinatura_20_de_20_Email" style:display-name="Assinatura de Email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cturetext" style:family="paragraph" style:parent-style-name="Standard">
      <style:paragraph-properties fo:margin-left="1.852cm" fo:margin-right="1.323cm" fo:margin-top="0.494cm" fo:margin-bottom="0.494cm" loext:contextual-spacing="false" fo:text-align="center" style:justify-single-word="false" fo:text-indent="0cm" style:auto-text-indent="false"/>
      <style:text-properties fo:font-size="9.5pt" fo:letter-spacing="normal" style:font-size-asian="9.5pt" style:font-name-complex="Arial" style:font-family-complex="Arial" style:font-family-generic-complex="swiss" style:font-pitch-complex="variable" style:font-size-complex="9.5pt"/>
    </style:style>
    <style:style style:name="CORPO_20_DE_20_TEXTO" style:display-name="CORPO DE TEXTO" style:family="paragraph" style:parent-style-name="Standard">
      <style:paragraph-properties fo:margin-top="0.212cm" fo:margin-bottom="0cm" loext:contextual-spacing="false" fo:line-height="150%"/>
      <style:text-properties fo:font-size="12pt" fo:letter-spacing="normal" style:font-size-asian="12pt" style:font-size-complex="12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abela_20_9" style:display-name="Tabela 9" style:family="paragraph" style:parent-style-name="Table">
      <style:paragraph-properties fo:text-align="justify" style:justify-single-word="false"/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0pt" style:font-size-asian="10pt"/>
    </style:style>
    <style:style style:name="WW8Num2z0" style:family="text">
      <style:text-properties fo:font-size="10pt" style:font-size-asian="10pt"/>
    </style:style>
    <style:style style:name="WW8Num3z0" style:family="text">
      <style:text-properties fo:font-size="10pt" style:font-size-asian="10pt"/>
    </style:style>
    <style:style style:name="WW8Num4z0" style:family="text">
      <style:text-properties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fo:font-size="10pt" style:font-size-asian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 Black" fo:font-family="'Arial Black'" style:font-family-generic="swiss" style:font-pitch="variable" fo:font-size="12pt" fo:font-style="normal" fo:font-weight="normal" style:font-size-asian="12pt" style:font-style-asian="normal" style:font-weight-asian="normal" style:font-name-complex="Arial Black" style:font-family-complex="'Arial Black'" style:font-family-generic-complex="swiss" style:font-pitch-complex="variable" style:font-size-complex="12pt"/>
    </style:style>
    <style:style style:name="WW8Num18z1" style:family="text">
      <style:text-properties style:font-name="Arial Black" fo:font-family="'Arial Black'" style:font-family-generic="swiss" style:font-pitch="variable" fo:font-size="11pt" fo:font-style="normal" fo:font-weight="normal" style:font-size-asian="11pt" style:font-style-asian="normal" style:font-weight-asian="normal" style:font-name-complex="Arial Black" style:font-family-complex="'Arial Black'" style:font-family-generic-complex="swiss" style:font-pitch-complex="variable" style:font-size-complex="10pt"/>
    </style:style>
    <style:style style:name="WW8Num18z2" style:family="text">
      <style:text-properties style:font-name="Arial Black" fo:font-family="'Arial Black'" style:font-family-generic="swiss" style:font-pitch="variable" fo:font-size="10pt" fo:font-style="normal" fo:font-weight="normal" style:font-size-asian="10pt" style:font-style-asian="normal" style:font-weight-asian="normal" style:font-name-complex="Arial Black" style:font-family-complex="'Arial Black'" style:font-family-generic-complex="swiss" style:font-pitch-complex="variable" style:font-size-complex="10pt"/>
    </style:style>
    <style:style style:name="WW8Num18z3" style:family="text">
      <style:text-properties style:font-name="Tahoma" fo:font-family="Tahoma" style:font-family-generic="swiss" style:font-pitch="variable" fo:font-size="10pt" fo:font-style="normal" fo:font-weight="bold" style:font-size-asian="10pt" style:font-style-asian="normal" style:font-weight-asian="bold" style:font-name-complex="Tahoma" style:font-family-complex="Tahoma" style:font-family-generic-complex="swiss" style:font-pitch-complex="variable" style:font-size-complex="10pt"/>
    </style:style>
    <style:style style:name="WW8Num18z5" style:family="text">
      <style:text-properties style:font-name="Tahoma" fo:font-family="Tahoma" style:font-family-generic="swiss" style:font-pitch="variable" fo:font-size="10pt" fo:font-style="normal" style:text-underline-style="none" fo:font-weight="bold" style:font-size-asian="10pt" style:font-style-asian="normal" style:font-weight-asian="bold" style:font-name-complex="Tahoma" style:font-family-complex="Tahoma" style:font-family-generic-complex="swiss" style:font-pitch-complex="variable" style:font-size-complex="10pt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30z0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3z0" style:family="text"/>
    <style:style style:name="WW8Num34z0" style:family="text"/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Fonte_20_parág._20_padrão" style:display-name="Fonte parág. padrão" style:family="text"/>
    <style:style style:name="Título_20_2_20_Char" style:display-name="Título 2 Char" style:family="text">
      <style:text-properties style:font-name="Arial" fo:font-family="Arial" style:font-family-generic="swiss" style:font-pitch="variable" fo:font-size="11pt" fo:letter-spacing="-0.009cm" fo:language="pt" fo:country="BR" fo:font-weight="bold" style:font-size-asian="11pt" style:font-weight-asian="bold" style:font-name-complex="Tahoma" style:font-family-complex="Tahoma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00" style:font-name="Tahoma" fo:font-family="Tahoma" style:font-family-generic="swiss" style:font-pitch="variable" fo:font-size="10pt" style:text-underline-style="solid" style:text-underline-width="auto" style:text-underline-color="font-color" style:font-size-asian="10pt" style:font-name-complex="Tahoma" style:font-family-complex="Tahoma" style:font-family-generic-complex="swiss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Acrônimo_20_HTML" style:display-name="Acrônimo HTML" style:family="text" style:parent-style-name="Fonte_20_parág._20_padrão"/>
    <style:style style:name="Ref._20_de_20_comentário" style:display-name="Ref. de comentário" style:family="text">
      <style:text-properties fo:font-size="8pt" style:font-size-asian="8pt" style:font-size-complex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referred_20_Customer" style:display-name="Preferred Customer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umerada_20_Char" style:display-name="Numerada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Letrada_20_Char" style:display-name="Letrada Char" style:family="text" style:parent-style-name="Numerada_20_Char"/>
    <style:style style:name="Letrada_20_2_20_Char" style:display-name="Letrada 2 Char" style:family="text" style:parent-style-name="Letrada_20_Char"/>
    <style:style style:name="Letrada_20_3_20_Char" style:display-name="Letrada 3 Char" style:family="text" style:parent-style-name="Letrada_20_Char"/>
    <style:style style:name="Letrada_20_4_20_Char" style:display-name="Letrada 4 Char" style:family="text" style:parent-style-name="Letrada_20_Char"/>
    <style:style style:name="Cabeçalhos_20_Carimbo_20_Char" style:display-name="Cabeçalhos Carimbo Char" style:family="text">
      <style:text-properties style:font-name="Arial" fo:font-family="Arial" style:font-family-generic="swiss" style:font-pitch="variable" fo:font-size="6pt" fo:letter-spacing="-0.009cm" fo:language="pt" fo:country="BR" style:font-name-asian="SimSun" style:font-family-asian="SimSun, 宋体" style:font-pitch-asian="variable" style:font-size-asian="6pt" style:font-name-complex="Arial" style:font-family-complex="Arial" style:font-family-generic-complex="swiss" style:font-pitch-complex="variable" style:font-size-complex="6pt" style:language-complex="ar" style:country-complex="SA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1_20_Char" style:display-name="Texto1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Texto2_20_Char" style:display-name="Texto2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Texto3_20_Char" style:display-name="Texto3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Texto_20_Char" style:display-name="Texto Char" style:family="text" style:parent-style-name="Texto1_20_Char"/>
    <style:style style:name="Page_20_Number" style:display-name="Page Number" style:family="text" style:parent-style-name="Fonte_20_parág._20_padrão"/>
    <style:style style:name="Tabela_20_9_20_Char" style:display-name="Tabela 9 Char" style:family="text">
      <style:text-properties style:font-name="Arial" fo:font-family="Arial" style:font-family-generic="swiss" style:font-pitch="variable" fo:font-size="9pt" fo:letter-spacing="-0.009cm" fo:language="pt" fo:country="BR" style:font-name-asian="SimSun" style:font-family-asian="SimSun, 宋体" style:font-pitch-asian="variable" style:font-size-asian="9pt" style:font-name-complex="Arial" style:font-family-complex="Arial" style:font-family-generic-complex="swiss" style:font-pitch-complex="variable" style:language-complex="ar" style:country-complex="SA"/>
    </style:style>
    <style:style style:name="Tabela_20_Char" style:display-name="Tabela Char" style:family="text">
      <style:text-properties style:font-name="Arial" fo:font-family="Arial" style:font-family-generic="swiss" style:font-pitch="variable" fo:letter-spacing="-0.009cm" fo:language="pt" fo:country="B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letter-spacing="-0.009cm" fo:font-weight="bold" style:font-size-asian="12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8z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outline-level-style>
      <text:outline-level-style text:level="3" text:style-name="WW8Num18z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outline-level-style>
      <text:outline-level-style text:level="4" text:style-name="WW8Num18z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WW8Num18z3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outline-level-style>
      <text:outline-level-style text:level="6" text:style-name="WW8Num18z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outline-level-style>
      <text:outline-level-style text:level="7" text:style-name="WW8Num18z3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outline-level-style>
      <text:outline-level-style text:level="8" text:style-name="WW8Num18z3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outline-level-style>
      <text:outline-level-style text:level="9" text:style-name="WW8Num18z3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2.997cm" fo:text-indent="-1cm" fo:margin-left="2.9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2.498cm" fo:text-indent="-1cm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3cm" fo:text-indent="-0.395cm" fo:margin-left="2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 text:start-value="1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WW8Num18z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WW8Num18z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WW8Num18z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18z3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WW8Num18z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WW8Num18z3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WW8Num18z3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WW8Num18z3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 text:start-value="1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0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4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4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4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4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4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4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0" style:num-suffix="." style:num-format="1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9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9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9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9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9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9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9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0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0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0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0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0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0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0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3cm" fo:text-indent="-0.39cm" fo:margin-left="1.02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0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text:style-name="WW8Num33z0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text:style-name="WW8Num33z0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7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7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7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7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7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7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7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8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8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8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8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8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8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8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8.6cm" fo:margin-left="-0.199cm" fo:margin-top="0.423cm" fo:margin-bottom="0cm" table:align="left" style:writing-mode="lr-tb"/>
    </style:style>
    <style:style style:name="Tabela9.A" style:family="table-column">
      <style:table-column-properties style:column-width="4.441cm"/>
    </style:style>
    <style:style style:name="Tabela9.B" style:family="table-column">
      <style:table-column-properties style:column-width="10.354cm"/>
    </style:style>
    <style:style style:name="Tabela9.C" style:family="table-column">
      <style:table-column-properties style:column-width="1.905cm"/>
    </style:style>
    <style:style style:name="Tabela9.D" style:family="table-column">
      <style:table-column-properties style:column-width="1.9cm"/>
    </style:style>
    <style:style style:name="Tabela9.1" style:family="table-row">
      <style:table-row-properties style:min-row-height="0.736cm" fo:keep-together="always"/>
    </style:style>
    <style:style style:name="Tabe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7cm" fo:keep-together="always"/>
    </style:style>
    <style:style style:name="Tabela9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3" style:family="table-row">
      <style:table-row-properties style:min-row-height="0.7cm" fo:keep-together="auto"/>
    </style:style>
    <style:style style:name="MP1" style:family="paragraph" style:parent-style-name="Standard" style:list-style-name="">
      <style:paragraph-properties fo:keep-with-next="always" style:text-autospace="none"/>
      <style:text-properties style:font-name="Tahoma" fo:font-size="8pt" fo:font-weight="bold" style:font-name-asian="SimSun" style:font-size-asian="8pt" style:font-weight-asian="bold" style:font-name-complex="Tahoma" style:font-size-complex="8pt"/>
    </style:style>
    <style:style style:name="MP2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MP3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MP4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MP5" style:family="paragraph" style:parent-style-name="Texto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MP6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3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01cm" fo:margin-left="0cm" fo:margin-right="0cm" fo:margin-top="0.102cm" style:dynamic-spacing="true"/>
      </style:footer-style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row table:style-name="Tabela9.1">
            <table:table-cell table:style-name="Tabela9.A1" table:number-rows-spanned="2" office:value-type="string">
              <text:h text:style-name="MP1" text:outline-level="7"><draw:frame draw:style-name="Mfr1" draw:name="Figura1" text:anchor-type="as-char" svg:width="3.702cm" svg:height="1.746cm" draw:z-index="5"><draw:image xlink:href="Pictures/10000000000000A200000073A62CBDB0B8D11CF4.jpg" xlink:type="simple" xlink:show="embed" xlink:actuate="onLoad"/></draw:frame></text:h>
            </table:table-cell>
            <table:table-cell table:style-name="Tabela9.B1" office:value-type="string">
              <text:p text:style-name="MP2">Disciplina: Banco de Dados II</text:p>
            </table:table-cell>
            <table:table-cell table:style-name="Tabela9.B1" office:value-type="string">
              <text:p text:style-name="MP3">Documento:</text:p>
            </table:table-cell>
            <table:table-cell table:style-name="Tabela9.D1" office:value-type="string">
              <text:p text:style-name="MP4">ASPV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2">Professor: Soraia Rocha</text:p>
            </table:table-cell>
            <table:table-cell table:style-name="Tabela9.B2" office:value-type="string">
              <text:p text:style-name="MP3">Versão :</text:p>
            </table:table-cell>
            <table:table-cell table:style-name="Tabela9.D2" office:value-type="string">
              <text:p text:style-name="MP4">01</text:p>
            </table:table-cell>
          </table:table-row>
          <table:table-row table:style-name="Tabela9.3">
            <table:table-cell table:style-name="Tabela9.D2" table:number-columns-spanned="4" office:value-type="string">
              <text:p text:style-name="MP5">ATIVIDADE PRÁTICA SUPERVISIONADA – 2017.1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ext:p text:style-name="MP6"><text:file-name text:display="name-and-extension">modelo_BD_02_APS_2017_1.odt</text:file-name><text:tab/><text:tab/><text:tab/><text:tab/><text:tab/><text:span text:style-name="Page_20_Number"><text:page-number text:select-page="current">6</text:page-number></text:span><text:span text:style-name="Page_20_Number">/</text:span><text:span text:style-name="Page_20_Number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O DE ABERTURA DE DESENVOLVIMENTO DE SISTEMA</dc:title>
    <dc:subject>MDS Modelo de Desenvolvimento de Sistemas</dc:subject>
    <meta:initial-creator>Preferred Customer</meta:initial-creator>
    <meta:creation-date>2014-04-04T20:01:00</meta:creation-date>
    <dc:date>2017-05-12T18:53:14.925429927</dc:date>
    <meta:print-date>2008-06-10T17:18:00</meta:print-date>
    <meta:editing-cycles>20</meta:editing-cycles>
    <meta:editing-duration>PT32M39S</meta:editing-duration>
    <meta:generator>LibreOffice/5.1.6.2$Linux_X86_64 LibreOffice_project/10m0$Build-2</meta:generator>
    <meta:document-statistic meta:table-count="9" meta:image-count="1" meta:object-count="0" meta:page-count="6" meta:paragraph-count="158" meta:word-count="609" meta:character-count="4981" meta:non-whitespace-character-count="4428"/>
    <meta:user-defined meta:name="Idioma">Desenvolvimento</meta:user-defined>
  </office:meta>
</office:document-meta>
</file>